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1b2a" officeooo:paragraph-rsid="00041b2a"/>
    </style:style>
    <style:style style:name="T1" style:family="text">
      <style:text-properties officeooo:rsid="00041b2a"/>
    </style:style>
    <style:style style:name="T2" style:family="text">
      <style:text-properties officeooo:rsid="00074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Todos os samurais seguem o código bushido.</text:p>
      <text:p text:style-name="Preformatted_20_Text">2.Alguns japoneses eram samurais.</text:p>
      <text:p text:style-name="Preformatted_20_Text"/>
      <text:p text:style-name="Preformatted_20_Text">=&gt; alguns japoneses seguiam o código bushido.</text:p>
      <text:p text:style-name="Preformatted_20_Text"/>
      <text:p text:style-name="Preformatted_20_Text">D(x) = Todos os humanos.</text:p>
      <text:p text:style-name="Preformatted_20_Text">J(x) = x é japonês.</text:p>
      <text:p text:style-name="Preformatted_20_Text">S(x) = x é samurai.</text:p>
      <text:p text:style-name="Preformatted_20_Text">B(x) = x segue o código bushido.</text:p>
      <text:p text:style-name="Preformatted_20_Text"/>
      <text:p text:style-name="Preformatted_20_Text">1.∀x(S(x) -&gt; B(x))</text:p>
      <text:p text:style-name="Preformatted_20_Text">2.∃x(J(x) ^ S(x))</text:p>
      <text:p text:style-name="Preformatted_20_Text"/>
      <text:p text:style-name="Preformatted_20_Text">3.J(y) ^ S(y) <text:s text:c="6"/>(2) I.E</text:p>
      <text:p text:style-name="Preformatted_20_Text">4.S(y) <text:s text:c="13"/>(3) Simplificação</text:p>
      <text:p text:style-name="Preformatted_20_Text">5.S(y) -&gt; B(y) <text:s text:c="5"/>(1) I.U</text:p>
      <text:p text:style-name="Preformatted_20_Text">6.B(y) <text:s text:c="13"/>(4)(5) Silogismo hipotético</text:p>
      <text:p text:style-name="Preformatted_20_Text">7.∃x(S(x) ^ B(x)) <text:s text:c="2"/>(4)(6) G.E</text:p>
      <text:p text:style-name="Preformatted_20_Text">-------------------------------------------------</text:p>
      <text:p text:style-name="Preformatted_20_Text">1.Todos os jogadores líberos são especialistas em recepção e defesa.</text:p>
      <text:p text:style-name="Preformatted_20_Text">2.Pedro não é líbero</text:p>
      <text:p text:style-name="Preformatted_20_Text"/>
      <text:p text:style-name="Preformatted_20_Text">D(x) = Todos os jogadores.</text:p>
      <text:p text:style-name="Preformatted_20_Text">L(x) = x é líbero.</text:p>
      <text:p text:style-name="Preformatted_20_Text">R(x) = x é especialista em recepção e defesa.</text:p>
      <text:p text:style-name="Preformatted_20_Text"/>
      <text:p text:style-name="Preformatted_20_Text">1.∀x((D(x) ^ L(x)) -&gt; R(x))</text:p>
      <text:p text:style-name="Preformatted_20_Text">2.¬L(Pedro)</text:p>
      <text:p text:style-name="Preformatted_20_Text"/>
      <text:p text:style-name="Preformatted_20_Text">a) Pedro é especialista em recepção e defesa.<text:line-break/>b) Pedro pode ou não ser especialista em recepção e defesa.<text:line-break/>c) Pedro é <text:span text:style-name="T1">central</text:span><text:line-break/>d) Pedro é <text:span text:style-name="T1">reserva</text:span>.</text:p>
      <text:p text:style-name="Preformatted_20_Text"/>
      <text:p text:style-name="P1">Como Pedro não se encaixa no domínio <text:span text:style-name="T2">da premissa 1, não é possivel determinar se pedro e especialista em recepcao e defesa ou na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1T14:40:35.049892741</dc:date>
    <meta:editing-duration>PT3M49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24" meta:word-count="159" meta:character-count="956" meta:non-whitespace-character-count="782"/>
  </office:meta>
</office:document-meta>
</file>